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1" svg:font-family="Menlo"/>
    <style:font-face style:name="Arial Unicode MS1" svg:font-family="'Arial Unicode MS'" style:font-pitch="variable"/>
    <style:font-face style:name="Liberation Sans3" svg:font-family="'Liberation Sans'" style:font-pitch="variable"/>
    <style:font-face style:name="Menlo" svg:font-family="Menlo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3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title">
      <style:graphic-properties fo:min-height="5.209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subtitle">
      <style:graphic-properties draw:fill-color="#ffffff" draw:auto-grow-height="true" fo:min-height="16.255cm"/>
    </style:style>
    <style:style style:name="co1" style:family="table-column">
      <style:table-column-properties style:column-width="1.215cm" style:use-optimal-column-width="false"/>
    </style:style>
    <style:style style:name="co2" style:family="table-column">
      <style:table-column-properties style:column-width="3.711cm" style:use-optimal-column-width="false"/>
    </style:style>
    <style:style style:name="co3" style:family="table-column">
      <style:table-column-properties style:column-width="4.54cm" style:use-optimal-column-width="false"/>
    </style:style>
    <style:style style:name="co4" style:family="table-column">
      <style:table-column-properties style:column-width="1.608cm" style:use-optimal-column-width="false"/>
    </style:style>
    <style:style style:name="co5" style:family="table-column">
      <style:table-column-properties style:column-width="5.879cm" style:use-optimal-column-width="false"/>
    </style:style>
    <style:style style:name="co6" style:family="table-column">
      <style:table-column-properties style:column-width="4.848cm" style:use-optimal-column-width="false"/>
    </style:style>
    <style:style style:name="co7" style:family="table-column">
      <style:table-column-properties style:column-width="1.764cm" style:use-optimal-column-width="false"/>
    </style:style>
    <style:style style:name="co8" style:family="table-column">
      <style:table-column-properties style:column-width="3.069cm" style:use-optimal-column-width="false"/>
    </style:style>
    <style:style style:name="ro1" style:family="table-row">
      <style:table-row-properties style:row-height="0.776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827cm"/>
    </style:style>
    <style:style style:name="ro4" style:family="table-row">
      <style:table-row-properties style:row-height="0.832cm"/>
    </style:style>
    <style:style style:name="ro5" style:family="table-row">
      <style:table-row-properties style:row-height="0.795cm"/>
    </style:style>
    <style:style style:name="ro6" style:family="table-row">
      <style:table-row-properties style:row-height="0.792cm"/>
    </style:style>
    <style:style style:name="ce1" style:family="table-cell">
      <loext:graphic-properties style:repeat="repeat"/>
      <style:text-properties fo:font-size="12pt" style:font-size-asian="12pt" style:font-size-complex="12pt"/>
    </style:style>
    <style:style style:name="ce2" style:family="table-cell">
      <loext:graphic-properties style:repeat="repeat"/>
      <style:text-properties fo:font-size="10pt" style:font-size-asian="10pt" style:font-size-complex="10pt"/>
    </style:style>
    <style:style style:name="ce3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 fo:line-height="100%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left="0cm" fo:margin-right="0cm" fo:margin-top="0.5cm" fo:margin-bottom="0cm" fo:line-height="100%" fo:text-align="start" fo:text-indent="0cm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-color="#ffffff"/>
      <style:paragraph-properties fo:margin-left="0cm" fo:margin-right="0cm" fo:text-indent="0cm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margin-left="1.245cm" fo:margin-right="0cm" fo:text-align="start" fo:text-indent="0cm"/>
    </style:style>
    <style:style style:name="P12" style:family="paragraph">
      <style:paragraph-properties fo:margin-left="1.245cm" fo:margin-right="0cm" fo:margin-top="0.5cm" fo:margin-bottom="0cm" fo:text-align="start" fo:text-indent="0cm"/>
    </style:style>
    <style:style style:name="P13" style:family="paragraph">
      <style:paragraph-properties style:text-autospace="none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fo:font-size="14pt" style:font-size-asian="14pt" style:font-size-complex="14pt"/>
    </style:style>
    <style:style style:name="P17" style:family="paragraph">
      <style:paragraph-properties fo:margin-left="1.245cm" fo:margin-right="0cm" fo:text-indent="0cm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loext:graphic-properties draw:fill-color="#ffffff"/>
      <style:paragraph-properties fo:margin-left="0cm" fo:margin-right="0cm" fo:text-indent="0cm"/>
      <style:text-properties fo:font-size="60pt" style:font-size-asian="60pt" style:font-size-complex="60pt"/>
    </style:style>
    <style:style style:name="T1" style:family="text">
      <style:text-properties fo:font-variant="normal" fo:text-transform="none" style:text-line-through-style="none" style:text-line-through-type="none" style:text-position="0% 100%" style:font-name="Liberation San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text-line-through-style="none" style:text-line-through-type="none" style:text-position="0% 100%" style:font-name="Liberation San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Liberation Sans" fo:font-size="32pt" style:letter-kerning="true" style:font-name-asian="Arial Unicode MS" style:font-size-asian="32pt" style:font-name-complex="Arial Unicode MS" style:font-size-complex="32pt"/>
    </style:style>
    <style:style style:name="T8" style:family="text">
      <style:text-properties fo:color="#579d1c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Courier New" fo:font-size="16pt" fo:font-style="italic" style:font-size-asian="16pt" style:font-style-asian="italic" style:font-size-complex="16pt" style:font-style-complex="italic"/>
    </style:style>
    <style:style style:name="T13" style:family="text">
      <style:text-properties fo:color="#579d1c" fo:font-style="italic" style:font-style-asian="italic" style:font-style-complex="italic"/>
    </style:style>
    <style:style style:name="T14" style:family="text">
      <style:text-properties fo:color="#579d1c"/>
    </style:style>
    <style:style style:name="T15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6" style:family="text">
      <style:text-properties style:font-name="Courier New" fo:font-size="15pt" style:font-size-asian="15pt" style:font-size-complex="15pt"/>
    </style:style>
    <style:style style:name="T17" style:family="text">
      <style:text-properties style:font-name="Courier New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0066cc" style:font-name="Courier New" fo:font-size="15pt" fo:font-weight="bold" style:font-size-asian="15pt" style:font-weight-asian="bold" style:font-size-complex="15pt" style:font-weight-complex="bold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84d1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Arial Unicode MS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Arial Unicode MS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font-name="Courier New" fo:font-size="18pt" style:font-size-asian="18pt" style:font-size-complex="18pt"/>
    </style:style>
    <style:style style:name="T24" style:family="text">
      <style:text-properties fo:font-variant="normal" fo:text-transform="none" style:text-outline="false" style:text-line-through-style="none" style:text-line-through-type="none" fo:font-size="12pt" fo:text-shadow="none" style:text-underline-style="none" style:letter-kerning="true" fo:background-color="transparent" style:font-size-asian="12pt" style:font-size-complex="12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80" style:text-outline="false" style:text-line-through-style="none" style:text-line-through-type="none" style:font-name="Menlo1" fo:font-size="12pt" fo:text-shadow="none" style:text-underline-style="none" fo:font-weight="bold" style:letter-kerning="true" fo:background-color="transparent" style:font-name-asian="Menlo1" style:font-size-asian="12pt" style:font-weight-asian="bold" style:font-name-complex="Menlo1" style:font-size-complex="12pt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80" style:text-outline="false" style:text-line-through-style="none" style:text-line-through-type="none" style:font-name="Menlo1" fo:font-size="16pt" fo:text-shadow="none" style:text-underline-style="none" fo:font-weight="bold" style:letter-kerning="true" fo:background-color="transparent" style:font-name-asian="Menlo1" style:font-size-asian="16pt" style:font-weight-asian="bold" style:font-name-complex="Menlo1" style:font-size-complex="16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Menlo1" fo:font-size="16pt" fo:text-shadow="none" style:text-underline-style="none" style:letter-kerning="true" fo:background-color="transparent" style:font-name-asian="Menlo1" style:font-size-asian="16pt" style:font-name-complex="Menlo1" style:font-size-complex="16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20999d" style:text-outline="false" style:text-line-through-style="none" style:text-line-through-type="none" style:font-name="Menlo1" fo:font-size="16pt" fo:text-shadow="none" style:text-underline-style="none" style:letter-kerning="true" fo:background-color="transparent" style:font-name-asian="Menlo1" style:font-size-asian="16pt" style:font-name-complex="Menlo1" style:font-size-complex="16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Menlo1" fo:font-size="16pt" fo:text-shadow="none" style:text-underline-style="none" fo:font-weight="bold" style:letter-kerning="true" fo:background-color="transparent" style:font-name-asian="Menlo1" style:font-size-asian="16pt" style:font-weight-asian="bold" style:font-name-complex="Menlo1" style:font-size-complex="16pt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8000" style:text-outline="false" style:text-line-through-style="none" style:text-line-through-type="none" style:font-name="Menlo1" fo:font-size="16pt" fo:text-shadow="none" style:text-underline-style="none" fo:font-weight="bold" style:letter-kerning="true" fo:background-color="transparent" style:font-name-asian="Menlo1" style:font-size-asian="16pt" style:font-weight-asian="bold" style:font-name-complex="Menlo1" style:font-size-complex="16pt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808080" style:text-outline="false" style:text-line-through-style="none" style:text-line-through-type="none" style:font-name="Menlo1" fo:font-size="16pt" fo:font-style="italic" fo:text-shadow="none" style:text-underline-style="none" style:letter-kerning="true" fo:background-color="transparent" style:font-name-asian="Menlo1" style:font-size-asian="16pt" style:font-style-asian="italic" style:font-name-complex="Menlo1" style:font-size-complex="16pt" style:font-style-complex="italic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660e7a" style:text-outline="false" style:text-line-through-style="none" style:text-line-through-type="none" style:font-name="Menlo1" fo:font-size="16pt" fo:font-style="italic" fo:text-shadow="none" style:text-underline-style="none" style:letter-kerning="true" fo:background-color="transparent" style:font-name-asian="Menlo1" style:font-size-asian="16pt" style:font-style-asian="italic" style:font-name-complex="Menlo1" style:font-size-complex="16pt" style:font-style-complex="italic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Menlo1" fo:font-size="16pt" fo:text-shadow="none" style:text-underline-style="none" fo:font-weight="normal" style:letter-kerning="true" fo:background-color="transparent" style:font-name-asian="Menlo1" style:font-size-asian="16pt" style:font-weight-asian="normal" style:font-name-complex="Menlo1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Menlo1" fo:font-size="16pt" fo:font-style="normal" fo:text-shadow="none" style:text-underline-style="none" fo:font-weight="normal" style:letter-kerning="true" fo:background-color="transparent" style:font-name-asian="Menlo1" style:font-size-asian="16pt" style:font-style-asian="normal" style:font-weight-asian="normal" style:font-name-complex="Menl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20999d" style:text-outline="false" style:text-line-through-style="none" style:text-line-through-type="none" style:font-name="Menlo1" fo:font-size="16pt" fo:text-shadow="none" style:text-underline-style="none" fo:font-weight="bold" style:letter-kerning="true" fo:background-color="transparent" style:font-name-asian="Menlo1" style:font-size-asian="16pt" style:font-weight-asian="bold" style:font-name-complex="Menlo1" style:font-size-complex="16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Menlo1" fo:font-size="16pt" fo:font-style="italic" fo:text-shadow="none" style:text-underline-style="none" fo:font-weight="bold" style:letter-kerning="true" fo:background-color="transparent" style:font-name-asian="Menlo1" style:font-size-asian="16pt" style:font-style-asian="italic" style:font-weight-asian="bold" style:font-name-complex="Menlo1" style:font-size-complex="16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Menlo1" fo:font-size="16pt" fo:font-style="normal" fo:text-shadow="none" style:text-underline-style="none" fo:font-weight="bold" style:letter-kerning="true" fo:background-color="transparent" style:font-name-asian="Menlo1" style:font-size-asian="16pt" style:font-style-asian="normal" style:font-weight-asian="bold" style:font-name-complex="Menlo1" style:font-size-complex="16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style:font-name="Liberation Sans" fo:font-size="32pt" fo:font-style="italic" style:letter-kerning="true" style:font-name-asian="Arial Unicode MS" style:font-size-asian="32pt" style:font-style-asian="italic" style:font-name-complex="Arial Unicode MS" style:font-size-complex="32pt" style:font-style-complex="italic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font-variant="normal" fo:text-transform="none" fo:color="#000080" style:text-outline="false" style:text-line-through-style="none" style:text-line-through-type="none" style:font-name="Menlo1" fo:font-size="12pt" fo:font-style="normal" fo:text-shadow="none" style:text-underline-style="none" fo:font-weight="bold" style:letter-kerning="true" fo:background-color="transparent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Menlo1" fo:font-size="12pt" fo:font-style="normal" fo:text-shadow="none" style:text-underline-style="none" fo:font-weight="bold" style:letter-kerning="true" fo:background-color="transparent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808080" style:text-outline="false" style:text-line-through-style="none" style:text-line-through-type="none" style:font-name="Menlo1" fo:font-size="12pt" fo:font-style="italic" fo:text-shadow="none" style:text-underline-style="none" fo:font-weight="bold" style:letter-kerning="true" fo:background-color="transparent" style:font-name-asian="Menlo1" style:font-size-asian="12pt" style:font-style-asian="italic" style:font-weight-asian="bold" style:font-name-complex="Menlo1" style:font-size-complex="12pt" style:font-style-complex="italic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20999d" style:text-outline="false" style:text-line-through-style="none" style:text-line-through-type="none" style:font-name="Menlo1" fo:font-size="12pt" fo:font-style="normal" fo:text-shadow="none" style:text-underline-style="none" fo:font-weight="bold" style:letter-kerning="true" fo:background-color="transparent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8000" style:text-outline="false" style:text-line-through-style="none" style:text-line-through-type="none" style:font-name="Menlo1" fo:font-size="12pt" fo:font-style="normal" fo:text-shadow="none" style:text-underline-style="none" fo:font-weight="bold" style:letter-kerning="true" fo:background-color="transparent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Menlo1" fo:font-size="12pt" fo:font-style="italic" fo:text-shadow="none" style:text-underline-style="none" fo:font-weight="bold" style:letter-kerning="true" fo:background-color="transparent" style:font-name-asian="Menlo1" style:font-size-asian="12pt" style:font-style-asian="italic" style:font-weight-asian="bold" style:font-name-complex="Menlo1" style:font-size-complex="12pt" style:font-style-complex="italic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660e7a" style:text-outline="false" style:text-line-through-style="none" style:text-line-through-type="none" style:font-name="Menlo1" fo:font-size="12pt" fo:font-style="italic" fo:text-shadow="none" style:text-underline-style="none" fo:font-weight="bold" style:letter-kerning="true" fo:background-color="transparent" style:font-name-asian="Menlo1" style:font-size-asian="12pt" style:font-style-asian="italic" style:font-weight-asian="bold" style:font-name-complex="Menlo1" style:font-size-complex="12pt" style:font-style-complex="italic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Menlo1" fo:font-size="12pt" fo:font-style="normal" fo:text-shadow="none" style:text-underline-style="none" fo:font-weight="normal" style:letter-kerning="true" fo:background-color="transparent" style:font-name-asian="Menlo1" style:font-size-asian="12pt" style:font-style-asian="normal" style:font-weight-asian="normal" style:font-name-complex="Menl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text-outline="false" style:text-line-through-style="none" style:text-line-through-type="none" style:font-name="Menlo1" fo:font-size="12pt" fo:text-shadow="none" style:text-underline-style="none" fo:font-weight="normal" style:letter-kerning="true" fo:background-color="transparent" style:font-name-asian="Menlo1" style:font-size-asian="12pt" style:font-weight-asian="normal" style:font-name-complex="Menlo1" style:font-size-complex="12pt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66cc" style:text-outline="false" style:text-line-through-style="none" style:text-line-through-type="none" style:font-name="Menlo1" fo:font-size="12pt" fo:font-style="normal" fo:text-shadow="none" style:text-underline-style="none" fo:font-weight="bold" style:letter-kerning="true" fo:background-color="transparent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Menlo1" fo:font-size="12pt" fo:font-style="normal" fo:text-shadow="none" style:text-underline-style="none" fo:font-weight="normal" style:letter-kerning="true" fo:background-color="transparent" style:font-name-asian="Menlo1" style:font-size-asian="12pt" style:font-style-asian="normal" style:font-weight-asian="normal" style:font-name-complex="Menl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579d1c" style:text-outline="false" style:text-line-through-style="none" style:text-line-through-type="none" style:font-name="Menlo1" fo:font-size="12pt" fo:font-style="italic" fo:text-shadow="none" style:text-underline-style="none" fo:font-weight="bold" style:letter-kerning="true" fo:background-color="transparent" style:font-name-asian="Menlo1" style:font-size-asian="12pt" style:font-style-asian="italic" style:font-weight-asian="bold" style:font-name-complex="Menlo1" style:font-size-complex="12pt" style:font-style-complex="italic" style:font-weight-complex="bold" style:text-emphasize="none" style:font-relief="none" style:text-overline-style="none" style:text-overline-color="font-color"/>
    </style:style>
    <style:style style:name="T54" style:family="text">
      <style:text-properties fo:font-size="24pt" style:font-size-asian="24pt" style:font-size-complex="24pt"/>
    </style:style>
    <style:style style:name="T55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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Implementing a many-to-many Relationship with Slick</text:span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2"/></text:p>
            <text:p>Author: Hermann Hueck</text:p>
            <text:p/>
            <text:p><text:span text:style-name="T3">Source code and Slides available at:</text:span></text:p>
            <text:p><text:span text:style-name="T3"/></text:p>
            <text:p><text:span text:style-name="T4"><text:a xlink:href="https://github.com/hermannhueck/MusicService/tree/master/Services/MusicService-Play-Scala-Slick-NoAuth" xlink:type="simple">https://github.com/hermannhueck/MusicService/tree/master/Services/MusicService-Play-Scala-Slick-NoAuth</text:a></text:span></text:p>
            <text:p><text:span text:style-name="T3"/></text:p>
            <text:p><text:span text:style-name="T3"/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Who am I?</text:span></text:p>
          </draw:text-box>
        </draw:frame>
        <draw:frame presentation:style-name="pr2" draw:text-style-name="P1" draw:layer="layout" svg:width="25.199cm" svg:height="12.179cm" svg:x="1.309cm" svg:y="4.884cm" presentation:class="subtitle" presentation:user-transformed="true">
          <draw:text-box>
            <text:p><text:span text:style-name="T2"/></text:p>
            <text:p>Hermann Hueck</text:p>
            <text:p/>
            <text:p text:style-name="P2"><text:span text:style-name="T6">Software Developer – Scala, Java, Akka, Play</text:span></text:p>
            <text:p text:style-name="P2"><text:span text:style-name="T6"/></text:p>
            <text:p text:style-name="P2"><text:span text:style-name="T6"><text:a xlink:href="https://www.xing.com/profile/Hermann_Hueck" xlink:type="simple">https://www.xing.com/profile/Hermann_Hueck</text:a></text:span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sentation Overview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 text:style-name="P3"><text:span text:style-name="T7"/></text:p>
            <text:list text:style-name="L2">
              <text:list-item>
                <text:p text:style-name="P3"><text:span text:style-name="T7">Short Intro to Slick</text:span></text:p>
              </text:list-item>
            </text:list>
            <text:list text:style-name="L3">
              <text:list-item>
                <text:p text:style-name="P4"><text:span text:style-name="T7">Many-to-many Relationship with Slick – Example: A Music Service</text:span></text:p>
              </text:list-item>
              <text:list-item>
                <text:p text:style-name="P4"><text:span text:style-name="T7">Q &amp; 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2.218cm" svg:y="0.837cm" presentation:class="title" presentation:user-transformed="true">
          <draw:text-box>
            <text:p>Part 1: Intro to Slick</text:p>
          </draw:text-box>
        </draw:frame>
        <draw:frame presentation:style-name="pr4" draw:text-style-name="P5" draw:layer="layout" svg:width="25.199cm" svg:height="12.179cm" svg:x="1.4cm" svg:y="5.014cm" presentation:class="outline" presentation:user-transformed="true">
          <draw:text-box>
            <text:p text:style-name="P3"><text:span text:style-name="T7"/></text:p>
            <text:list text:style-name="L2">
              <text:list-item>
                <text:p text:style-name="P3"><text:span text:style-name="T7">What is Slick?</text:span></text:p>
              </text:list-item>
            </text:list>
            <text:list text:style-name="L3">
              <text:list-item>
                <text:p text:style-name="P4"><text:span text:style-name="T7">What is FRM (Functional Relational Mapping)?</text:span></text:p>
              </text:list-item>
              <text:list-item>
                <text:p text:style-name="P4"><text:span text:style-name="T7">How to execute a database action?</text:span></text:p>
              </text:list-item>
              <text:list-item>
                <text:p text:style-name="P4"><text:span text:style-name="T7">Why is it reactive?</text:span></text:p>
              </text:list-item>
              <text:list-item>
                <text:p text:style-name="P4"><text:span text:style-name="T7">Short Reminder of Scala Futures</text:span></text:p>
              </text:list-item>
              <text:list-item>
                <text:p text:style-name="P4"><text:span text:style-name="T7">Simple Slick Example (Activator Template: hello-slick-3.1)</text:span></text:p>
              </text:list-item>
              <text:list-item>
                <text:p text:style-name="P4"><text:span text:style-name="T7">Table Definitions without and with Case Class Mapp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Slick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  <text:p>The Slick manual says:</text:p>
            <text:p>Slick (“Scala Language-Integrated Connection Kit”) is Typesafe‘s Functional Relational Mapping (FRM) library for Scala that makes it easy to work with relational databases. It allows you to work with stored data almost <text:span text:style-name="T8">as if you were using Scala collections</text:span> while at the same time giving you full control over when a database access happens and which data is transferred. You can also <text:span text:style-name="T8">use SQL directly</text:span>. Execution of database actions is done <text:span text:style-name="T8">asynchronous</text:span>ly, making Slick a perfect fit for your reactive applications based on Play and Akka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FRM?</text:p>
          </draw:text-box>
        </draw:frame>
        <draw:frame presentation:style-name="pr4" draw:layer="layout" svg:width="25.199cm" svg:height="12.179cm" svg:x="2.642cm" svg:y="4.247cm" presentation:class="outline" presentation:user-transformed="true">
          <draw:text-box>
            <text:p/>
            <text:list text:style-name="L2">
              <text:list-item>
                <text:p>FRM = Functional Relational Mapping (opposed to ORM)</text:p>
              </text:list-item>
              <text:list-item>
                <text:p>Slick allows you to process persistent relational data stored in DB tables the same (functional) way as you do with in-memory data, i.e. Scala collections.</text:p>
              </text:list-item>
              <text:list-item>
                <text:p><text:span text:style-name="T9">Table Queries are monads.</text:span></text:p>
              </text:list-item>
              <text:list-item>
                <text:p><text:span text:style-name="T9">Table Queries are pre-optimized.</text:span></text:p>
              </text:list-item>
              <text:list-item>
                <text:p><text:span text:style-name="T9">Table Queries are type-safe.</text:span></text:p>
              </text:list-item>
              <text:list-item>
                <text:p><text:span text:style-name="T9">The Scala compiler complains, if you specify your table query incorrectl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0">TableQuery</text:span> s are Monads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11"/></text:p>
            <text:list text:style-name="L2">
              <text:list-item>
                <text:p><text:span text:style-name="T11">filter()</text:span> for the selection of data</text:p>
              </text:list-item>
              <text:list-item>
                <text:p><text:span text:style-name="T11">map()</text:span> for the projection</text:p>
              </text:list-item>
              <text:list-item>
                <text:p><text:span text:style-name="T11">flatMap()</text:span> to pass the output of your 1st DB operation as input to the 2nd DB operation.</text:p>
              </text:list-item>
              <text:list-item>
                <text:p><text:span text:style-name="T9">With the provision of these three monadical functions </text:span><text:span text:style-name="T10">TableQuery</text:span><text:span text:style-name="T9"> s are monads.</text:span></text:p>
              </text:list-item>
              <text:list-item>
                <text:p><text:span text:style-name="T9">Hence you can also use the syntactic sugar of </text:span><text:span text:style-name="T11">for-comprehensions</text:span><text:span text:style-name="T9">.</text:span></text:p>
              </text:list-item>
              <text:list-item>
                <text:p><text:span text:style-name="T9">There is more. E.g. the </text:span><text:span text:style-name="T11">sortBy()</text:span><text:span text:style-name="T9"> function allows you to define the sort order of your query resul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execute a Slick DB Action?</text:p>
          </draw:text-box>
        </draw:frame>
        <draw:frame presentation:style-name="pr4" draw:layer="layout" svg:width="25.199cm" svg:height="12.179cm" svg:x="1.369cm" svg:y="4.914cm" presentation:class="outline" presentation:user-transformed="true">
          <draw:text-box>
            <text:p/>
            <text:list text:style-name="L2">
              <text:list-item>
                <text:p>Define a TableQuery</text:p>
              </text:list-item>
            </text:list>
            <text:p><text:span text:style-name="T12"><text:s text:c="5"/></text:span><text:span text:style-name="T12">val query: Query[…]</text:span><text:span text:style-name="T12"> = TableQuery(…)… </text:span></text:p>
            <text:list text:continue-numbering="true" text:style-name="L2">
              <text:list-item>
                <text:p>For this TableQuery, define a database action which might be a query, insert, bulk insert, update or a delete action or even a DDL action.</text:p>
              </text:list-item>
            </text:list>
            <text:p><text:span text:style-name="T12"><text:s text:c="5"/></text:span><text:span text:style-name="T12">val dbAction: DBIO[…] = query += record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7"/></text:span><text:span text:style-name="T12"><text:tab/></text:span><text:span text:style-name="T12"> <text:s text:c="14"/>// insert</text:span></text:p>
            <text:p><text:span text:style-name="T12"><text:s text:c="5"/></text:span><text:span text:style-name="T12">val dbAction: DBIO[…] = query ++= Seq(row0, row1, …, rowN) <text:s/></text:span><text:span text:style-name="T12"><text:tab/></text:span><text:span text:style-name="T12"> <text:s/></text:span><text:span text:style-name="T12">// bulk insert</text:span></text:p>
            <text:p><text:span text:style-name="T12"><text:s text:c="5"/></text:span><text:span text:style-name="T12">val dbAction: DBIO[…] = query.update(valuesToUpdate)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5"/>// update</text:span></text:p>
            <text:p><text:span text:style-name="T12"><text:s text:c="5"/></text:span><text:span text:style-name="T12">val dbAction: DBIO[…] = query.delet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2"/>// delete</text:span></text:p>
            <text:p><text:span text:style-name="T12"><text:s text:c="5"/></text:span><text:span text:style-name="T12">val dbAction: DBIO[…] = query.result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2"/>// insert</text:span></text:p>
            <text:list text:continue-numbering="true" text:style-name="L2">
              <text:list-item>
                <text:p>Run the database action by calling <text:span text:style-name="T10">db.run(dbAction)</text:span>. <text:span text:style-name="T10">db.run</text:span> never returns the <text:span text:style-name="T10">Result</text:span>. You always get a <text:span text:style-name="T13">Future</text:span><text:span text:style-name="T10">[Result]</text:span>.</text:p>
              </text:list-item>
            </text:list>
            <text:p><text:span text:style-name="T12"><text:s text:c="5"/></text:span><text:span text:style-name="T12">val dbAction: DBIO[…] = TableQuery(…).result</text:span></text:p>
            <text:p><text:span text:style-name="T12"><text:s text:c="5"/></text:span><text:span text:style-name="T12">val future: Future[…] = db.run(dbAction)</text:span></text:p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is Slick reactive?</text:p>
          </draw:text-box>
        </draw:frame>
        <draw:frame presentation:style-name="pr4" draw:layer="layout" svg:width="25.199cm" svg:height="12.179cm" svg:x="1.369cm" svg:y="4.914cm" presentation:class="outline" presentation:user-transformed="true">
          <draw:text-box>
            <text:p text:style-name="P7"/>
            <text:list text:style-name="L2">
              <text:list-item>
                <text:p>It is <text:span text:style-name="T14">asynchronous</text:span> and <text:span text:style-name="T14">non-blocking</text:span>.</text:p>
              </text:list-item>
              <text:list-item>
                <text:p>It provides its <text:span text:style-name="T14">own</text:span> configurable <text:span text:style-name="T14">thread pool</text:span>.</text:p>
              </text:list-item>
              <text:list-item>
                <text:p>If you run a database action you never get the <text:span text:style-name="T10">Result</text:span> directly. You always get a <text:span text:style-name="T13">Future</text:span><text:span text:style-name="T10">[Result]</text:span>.</text:p>
              </text:list-item>
            </text:list>
            <text:p><text:span text:style-name="T12"><text:s text:c="5"/></text:span><text:span text:style-name="T12">val dbAction: DBIOAction[Seq[String]] = TableQuery(…).result</text:span></text:p>
            <text:p><text:span text:style-name="T12"><text:s text:c="5"/></text:span><text:span text:style-name="T12">val future: Future[Seq[String]] = db.run( dbAction )</text:span></text:p>
            <text:list text:continue-numbering="true" text:style-name="L2">
              <text:list-item>
                <text:p>Slick supports <text:span text:style-name="T14">Reactive Streams</text:span>. Hence it can easily be used together with Akka-Streams (which is not subject of this talk).</text:p>
              </text:list-item>
            </text:list>
            <text:p><text:span text:style-name="T12"><text:s text:c="5"/></text:span><text:span text:style-name="T12">val dbAction: StreamingDBIO[Seq[String]] = TableQuery(…).result</text:span></text:p>
            <text:p><text:span text:style-name="T12"><text:s text:c="5"/></text:span><text:span text:style-name="T12">val publisher: DatabasePublisher[String] = db.stream( dbAction )</text:span></text:p>
            <text:p><text:span text:style-name="T12"><text:s text:c="5"/></text:span><text:span text:style-name="T12">val source: Source = Source.fromPublisher( publisher )</text:span></text:p>
            <text:p><text:span text:style-name="T12"><text:s text:c="5"/></text:span><text:span text:style-name="T12">// Now use the Source to construct a RunnableGraph. Then run the graph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1.2cm" presentation:class="title" presentation:user-transformed="true">
          <draw:text-box>
            <text:p>Short Reminder of Scala Futures</text:p>
          </draw:text-box>
        </draw:frame>
        <draw:frame presentation:style-name="pr2" draw:text-style-name="P9" draw:layer="layout" svg:width="25.199cm" svg:height="12.179cm" svg:x="1.4cm" svg:y="4.914cm" presentation:class="subtitle">
          <draw:text-box>
            <text:p text:style-name="P8">In Slick every database access returns a Future.</text:p>
            <text:p text:style-name="P8"/>
            <text:p text:style-name="P8">How can one async (DB) function process the result of another async (DB) function?</text:p>
            <text:p text:style-name="P8"/>
            <text:p text:style-name="P8">This scenario happens very often when querying and manipulating database records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5.199cm" svg:height="5.209cm" svg:x="1.369cm" svg:y="0.756cm" presentation:class="title" presentation:user-transformed="true">
          <draw:text-box>
            <text:p text:style-name="P10">How to process the Result of an Async Function by another Async Fun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  <text:p/>
            <text:p><text:span text:style-name="T6">Using </text:span><text:span text:style-name="T15">Future.flatMap</text:span><text:span text:style-name="T6">:</text:span></text:p>
            <text:p><text:span text:style-name="T6"/></text:p>
            <text:p text:style-name="P11"><text:span text:style-name="T16">def doAAsync(input: String): Future[A] = Future { val a = f(input); a }</text:span></text:p>
            <text:p text:style-name="P11"><text:span text:style-name="T16">def doBAsync(a: A): Future[B] = Future { val b = g(a); b }</text:span></text:p>
            <text:p text:style-name="P11"><text:span text:style-name="T16">val input = “some input“</text:span></text:p>
            <text:p text:style-name="P11"><text:span text:style-name="T16">val futureA: Future[A] = doAAsync(input)</text:span></text:p>
            <text:p text:style-name="P11"><text:span text:style-name="T16">val futureB: Future[B] = </text:span><text:span text:style-name="T17">futureA </text:span><text:span text:style-name="T18">flatMap</text:span><text:span text:style-name="T17"> { a =&gt; doBAsync(a) }</text:span></text:p>
            <text:p text:style-name="P11"><text:span text:style-name="T16">futureB.foreach { b =&gt; println(b) }</text:span></text:p>
            <text:p text:style-name="P11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ync Function processing the Result of another Async Function</text:p>
          </draw:text-box>
        </draw:frame>
        <draw:frame presentation:style-name="pr4" draw:layer="layout" svg:width="25.199cm" svg:height="12.179cm" svg:x="1.4cm" svg:y="4.975cm" presentation:class="outline" presentation:user-transformed="true">
          <draw:text-box>
            <text:p/>
            <text:p><text:span text:style-name="T6">Using a </text:span><text:span text:style-name="T19">for-comprehension</text:span><text:span text:style-name="T6">:</text:span></text:p>
            <text:p><text:span text:style-name="T6"/></text:p>
            <text:p text:style-name="P12"><text:span text:style-name="T20">def doAAsync(input: String): Future[A] = Future { val a = f(input); a }</text:span></text:p>
            <text:p text:style-name="P12"><text:span text:style-name="T20">def doBAsync(a: A): Future[B] = Future { val b = g(a); b }</text:span></text:p>
            <text:p text:style-name="P12"><text:span text:style-name="T20">val input = “some input“</text:span></text:p>
            <text:p text:style-name="P12"><text:span text:style-name="T20">val futureB: Future[B] = </text:span><text:span text:style-name="T21">for</text:span><text:span text:style-name="T22"> {</text:span></text:p>
            <text:p text:style-name="P12"><text:span text:style-name="T22"><text:s text:c="4"/></text:span><text:span text:style-name="T22">a &lt;- doAAsync(input)</text:span></text:p>
            <text:p text:style-name="P12"><text:span text:style-name="T22"><text:s text:c="4"/></text:span><text:span text:style-name="T22">b &lt;- doBAsync(a)</text:span></text:p>
            <text:p text:style-name="P12"><text:span text:style-name="T22">} </text:span><text:span text:style-name="T21">yield</text:span><text:span text:style-name="T22"> b</text:span></text:p>
            <text:p text:style-name="P12"><text:span text:style-name="T20">futureB.foreach { b =&gt; println(b) }</text:span></text:p>
            <text:p text:style-name="P7"><text:span text:style-name="T2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Simple Slick Example</text:p>
          </draw:text-box>
        </draw:frame>
        <draw:frame presentation:style-name="pr2" draw:text-style-name="P9" draw:layer="layout" svg:width="25.199cm" svg:height="12.179cm" svg:x="1.4cm" svg:y="4.914cm" presentation:class="subtitle">
          <draw:text-box>
            <text:p text:style-name="P8">Activator Template: <text:span text:style-name="T11">hello-slick-3.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le Definition with a Tup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13"><text:span text:style-name="T24"><text:line-break/></text:span><text:span text:style-name="T24"/></text:p>
            <text:p text:style-name="P13"><text:span text:style-name="T25"/></text:p>
            <text:p text:style-name="P13"><text:span text:style-name="T26">class </text:span><text:span text:style-name="T27">Users(tag: </text:span><text:span text:style-name="T28">Tag</text:span><text:span text:style-name="T27">) </text:span><text:span text:style-name="T26">extends </text:span><text:span text:style-name="T27">Table[</text:span><text:span text:style-name="T29">(String, Option[Int])</text:span><text:span text:style-name="T27">](tag, </text:span><text:span text:style-name="T30">"USERS"</text:span><text:span text:style-name="T27">) {</text:span></text:p>
            <text:p text:style-name="P13"><text:span text:style-name="T27"><text:line-break/></text:span><text:span text:style-name="T27"> <text:s/></text:span><text:span text:style-name="T31">// Auto Increment the id primary key column</text:span><text:span text:style-name="T31"><text:line-break/></text:span><text:span text:style-name="T31"> <text:s/></text:span><text:span text:style-name="T26">def </text:span><text:span text:style-name="T27">id = column[Int](</text:span><text:span text:style-name="T30">"ID"</text:span><text:span text:style-name="T27">, </text:span><text:span text:style-name="T32">O</text:span><text:span text:style-name="T27">.</text:span><text:span text:style-name="T32">PrimaryKey</text:span><text:span text:style-name="T27">, </text:span><text:span text:style-name="T32">O</text:span><text:span text:style-name="T27">.</text:span><text:span text:style-name="T32">AutoInc</text:span><text:span text:style-name="T27">)</text:span></text:p>
            <text:p text:style-name="P13"><text:span text:style-name="T27"><text:line-break/></text:span><text:span text:style-name="T27"> <text:s/></text:span><text:span text:style-name="T31">// The name can't be null</text:span><text:span text:style-name="T31"><text:line-break/></text:span><text:span text:style-name="T31"> <text:s/></text:span><text:span text:style-name="T26">def </text:span><text:span text:style-name="T27">name = column[</text:span><text:span text:style-name="T28">String</text:span><text:span text:style-name="T27">](</text:span><text:span text:style-name="T30">"NAME"</text:span><text:span text:style-name="T27">, </text:span><text:span text:style-name="T32">O</text:span><text:span text:style-name="T27">.</text:span><text:span text:style-name="T32">NotNull</text:span><text:span text:style-name="T27">)</text:span></text:p>
            <text:p text:style-name="P13"><text:span text:style-name="T27"><text:line-break/></text:span><text:span text:style-name="T27"> <text:s/></text:span><text:span text:style-name="T31">// the * projection (e.g. select * ...)</text:span><text:span text:style-name="T31"><text:line-break/></text:span><text:span text:style-name="T31"> <text:s/></text:span><text:span text:style-name="T26">def </text:span><text:span text:style-name="T33">* = (name, id.?)</text:span><text:span text:style-name="T34"><text:line-break/></text:span><text:span text:style-name="T34">}</text:span><text:span text:style-name="T34"><text:line-break/></text:span><text:span text:style-name="T34"/></text:p>
          </draw:text-box>
        </draw:frame>
        <draw:frame draw:style-name="gr2" draw:text-style-name="P14" draw:layer="layout" svg:width="2.2cm" svg:height="0.962cm" svg:x="13cm" svg:y="5.6cm">
          <draw:text-box>
            <text:p>Tuple</text:p>
          </draw:text-box>
        </draw:frame>
        <draw:line draw:style-name="gr3" draw:text-style-name="P15" draw:layer="layout" svg:x1="14.2cm" svg:y1="6.4cm" svg:x2="16.4cm" svg:y2="7.4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le Definition with Case Class Mapping</text:p>
          </draw:text-box>
        </draw:frame>
        <draw:frame presentation:style-name="pr4" draw:layer="layout" svg:width="25.199cm" svg:height="12.179cm" svg:x="1.46cm" svg:y="4.914cm" presentation:class="outline" presentation:user-transformed="true">
          <draw:text-box>
            <text:p text:style-name="P13"><text:span text:style-name="T24"><text:line-break/></text:span><text:span text:style-name="T24"/></text:p>
            <text:p text:style-name="P13"><text:span text:style-name="T25"/></text:p>
            <text:p text:style-name="P13"><text:span text:style-name="T26">case class </text:span><text:span text:style-name="T29">User(name: </text:span><text:span text:style-name="T35">String</text:span><text:span text:style-name="T29">, id: Option[Int] = None)</text:span><text:span text:style-name="T27"><text:line-break/></text:span><text:span text:style-name="T27"/></text:p>
            <text:p text:style-name="P13"><text:span text:style-name="T27"><text:line-break/></text:span><text:span text:style-name="T26">class </text:span><text:span text:style-name="T27">Users(tag: </text:span><text:span text:style-name="T28">Tag</text:span><text:span text:style-name="T27">) </text:span><text:span text:style-name="T26">extends </text:span><text:span text:style-name="T27">Table[</text:span><text:span text:style-name="T29">User</text:span><text:span text:style-name="T27">](tag, </text:span><text:span text:style-name="T30">"USERS"</text:span><text:span text:style-name="T27">) {</text:span></text:p>
            <text:p text:style-name="P13"><text:span text:style-name="T27"><text:line-break/></text:span><text:span text:style-name="T27"> <text:s/></text:span><text:span text:style-name="T31">// Auto Increment the id primary key column</text:span><text:span text:style-name="T31"><text:line-break/></text:span><text:span text:style-name="T31"> <text:s/></text:span><text:span text:style-name="T26">def </text:span><text:span text:style-name="T27">id = column[Int](</text:span><text:span text:style-name="T30">"ID"</text:span><text:span text:style-name="T27">, </text:span><text:span text:style-name="T32">O</text:span><text:span text:style-name="T27">.</text:span><text:span text:style-name="T32">PrimaryKey</text:span><text:span text:style-name="T27">, </text:span><text:span text:style-name="T32">O</text:span><text:span text:style-name="T27">.</text:span><text:span text:style-name="T32">AutoInc</text:span><text:span text:style-name="T27">)</text:span></text:p>
            <text:p text:style-name="P13"><text:span text:style-name="T27"><text:line-break/></text:span><text:span text:style-name="T27"> <text:s/></text:span><text:span text:style-name="T31">// The name can't be null</text:span><text:span text:style-name="T31"><text:line-break/></text:span><text:span text:style-name="T31"> <text:s/></text:span><text:span text:style-name="T26">def </text:span><text:span text:style-name="T27">name = column[</text:span><text:span text:style-name="T28">String</text:span><text:span text:style-name="T27">](</text:span><text:span text:style-name="T30">"NAME"</text:span><text:span text:style-name="T27">, </text:span><text:span text:style-name="T32">O</text:span><text:span text:style-name="T27">.</text:span><text:span text:style-name="T32">NotNull</text:span><text:span text:style-name="T27">)</text:span></text:p>
            <text:p text:style-name="P13"><text:span text:style-name="T27"><text:line-break/></text:span><text:span text:style-name="T27"> <text:s/></text:span><text:span text:style-name="T31">// the * projection (e.g. select * ...) auto-transforms the tupled</text:span><text:span text:style-name="T31"><text:line-break/></text:span><text:span text:style-name="T31"> <text:s/>// column values to / from a User</text:span><text:span text:style-name="T31"><text:line-break/></text:span><text:span text:style-name="T31"> <text:s/></text:span><text:span text:style-name="T26">def </text:span><text:span text:style-name="T33">* = (name, id.?) </text:span><text:span text:style-name="T29">&lt;&gt; (User.tupled, User.</text:span><text:span text:style-name="T36">unapply</text:span><text:span text:style-name="T37">)</text:span><text:span text:style-name="T34"><text:line-break/></text:span><text:span text:style-name="T34">}</text:span><text:span text:style-name="T34"><text:line-break/></text:span><text:span text:style-name="T34"/></text:p>
          </draw:text-box>
        </draw:frame>
        <draw:line draw:style-name="gr3" draw:text-style-name="P15" draw:layer="layout" svg:x1="5cm" svg:y1="7.4cm" svg:x2="11.8cm" svg:y2="9cm">
          <text:p/>
        </draw:line>
        <draw:frame draw:style-name="gr4" draw:text-style-name="P16" draw:layer="layout" svg:width="4.536cm" svg:height="0.806cm" svg:x="6.4cm" svg:y="17.4cm">
          <draw:text-box>
            <text:p><text:span text:style-name="T4">Map Tuple to User</text:span></text:p>
          </draw:text-box>
        </draw:frame>
        <draw:frame draw:style-name="gr4" draw:text-style-name="P16" draw:layer="layout" svg:width="4.536cm" svg:height="0.806cm" svg:x="12.6cm" svg:y="17.4cm">
          <draw:text-box>
            <text:p><text:span text:style-name="T4">Map User to Tuple</text:span></text:p>
          </draw:text-box>
        </draw:frame>
        <draw:line draw:style-name="gr3" draw:text-style-name="P15" draw:layer="layout" svg:x1="8.6cm" svg:y1="17.4cm" svg:x2="10cm" svg:y2="16cm">
          <text:p/>
        </draw:line>
        <draw:line draw:style-name="gr3" draw:text-style-name="P15" draw:layer="layout" svg:x1="14.6cm" svg:y1="17.4cm" svg:x2="14cm" svg:y2="16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2: Many-to-many with Slick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 text:style-name="P3"><text:span text:style-name="T7"/></text:p>
            <text:list text:style-name="L2">
              <text:list-item>
                <text:p text:style-name="P3"><text:span text:style-name="T7">The Demo App: </text:span><text:span text:style-name="T38">MusicService</text:span></text:p>
              </text:list-item>
            </text:list>
            <text:list text:style-name="L3">
              <text:list-item>
                <text:p text:style-name="P4"><text:span text:style-name="T7">Many-to-many Relationship (DB Schema)</text:span></text:p>
              </text:list-item>
              <text:list-item>
                <text:p text:style-name="P4"><text:span text:style-name="T7">Web Application Demo</text:span></text:p>
              </text:list-item>
              <text:list-item>
                <text:p text:style-name="P4"><text:span text:style-name="T7">Many-to-many in Slick Table Definitions</text:span></text:p>
              </text:list-item>
              <text:list-item>
                <text:p text:style-name="P4"><text:span text:style-name="T7">Ensuring Referential Integrity</text:span></text:p>
              </text:list-item>
              <text:list-item>
                <text:p text:style-name="P4"><text:span text:style-name="T7">Adding and Deleting Relationships</text:span></text:p>
              </text:list-item>
              <text:list-item>
                <text:p text:style-name="P4"><text:span text:style-name="T7">Traversing the many-to-many Relationship in Queri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Demo App: <text:span text:style-name="T10">MusicService</text:span></text:p>
          </draw:text-box>
        </draw:frame>
        <draw:frame presentation:style-name="pr4" draw:layer="layout" svg:width="25.199cm" svg:height="12.179cm" svg:x="1.552cm" svg:y="5.005cm" presentation:class="outline" presentation:user-transformed="true">
          <draw:text-box>
            <text:p/>
            <text:list text:style-name="L2">
              <text:list-item>
                <text:p>The MusicService manages Music <text:span text:style-name="T11">Recording</text:span><text:span text:style-name="T39">s</text:span> and <text:span text:style-name="T11">Performer</text:span><text:span text:style-name="T39">s</text:span>.</text:p>
              </text:list-item>
              <text:list-item>
                <text:p>A Recording is <text:span text:style-name="T11">performedBy</text:span> many (0 … n) Performers.</text:p>
              </text:list-item>
              <text:list-item>
                <text:p>A Performer is <text:span text:style-name="T11">performingIn</text:span> many (0 … n) Recording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ny-to-many in the DB Schema</text:p>
          </draw:text-box>
        </draw:frame>
        <draw:frame draw:style-name="standard" draw:layer="layout" svg:width="9.465cm" svg:height="4.851cm" svg:x="16.249cm" svg:y="11.64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40">ID</text:span></text:p>
              </table:table-cell>
              <table:table-cell>
                <text:p><text:span text:style-name="T40">NAME</text:span></text:p>
              </table:table-cell>
              <table:table-cell>
                <text:p><text:span text:style-name="T40">PERFORMER_TYPE</text:span></text:p>
              </table:table-cell>
            </table:table-row>
            <table:table-row table:style-name="ro1" table:default-cell-style-name="ce2">
              <table:table-cell>
                <text:p><text:span text:style-name="T41">1</text:span></text:p>
              </table:table-cell>
              <table:table-cell>
                <text:p><text:span text:style-name="T41">Arthur Rubinstein</text:span></text:p>
              </table:table-cell>
              <table:table-cell>
                <text:p><text:span text:style-name="T41">Soloist</text:span></text:p>
              </table:table-cell>
            </table:table-row>
            <table:table-row table:style-name="ro1" table:default-cell-style-name="ce2">
              <table:table-cell>
                <text:p><text:span text:style-name="T41">2</text:span></text:p>
              </table:table-cell>
              <table:table-cell>
                <text:p><text:span text:style-name="T41">London Phil. Orch.</text:span></text:p>
              </table:table-cell>
              <table:table-cell>
                <text:p><text:span text:style-name="T41">Ensemble</text:span></text:p>
              </table:table-cell>
            </table:table-row>
            <table:table-row table:style-name="ro1" table:default-cell-style-name="ce2">
              <table:table-cell>
                <text:p><text:span text:style-name="T41">3</text:span></text:p>
              </table:table-cell>
              <table:table-cell>
                <text:p><text:span text:style-name="T41">Herbert von Karajan</text:span></text:p>
              </table:table-cell>
              <table:table-cell>
                <text:p><text:span text:style-name="T41">Conductor</text:span></text:p>
              </table:table-cell>
            </table:table-row>
            <table:table-row table:style-name="ro1" table:default-cell-style-name="ce2">
              <table:table-cell>
                <text:p><text:span text:style-name="T41">4</text:span></text:p>
              </table:table-cell>
              <table:table-cell>
                <text:p><text:span text:style-name="T41">Christopher Park</text:span></text:p>
              </table:table-cell>
              <table:table-cell>
                <text:p><text:span text:style-name="T41">Soloist</text:span></text:p>
              </table:table-cell>
            </table:table-row>
            <table:table-row table:style-name="ro2" table:default-cell-style-name="ce3">
              <table:table-cell>
                <text:p>...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14" draw:layer="layout" svg:width="5.2cm" svg:height="0.962cm" svg:x="18.2cm" svg:y="17.338cm">
          <draw:text-box>
            <text:p>PERFORMERS</text:p>
          </draw:text-box>
        </draw:frame>
        <draw:frame draw:style-name="standard" draw:layer="layout" svg:width="14.098cm" svg:height="4.966cm" svg:x="1.174cm" svg:y="11.57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1">
              <table:table-cell>
                <text:p><text:span text:style-name="T40">ID</text:span></text:p>
              </table:table-cell>
              <table:table-cell>
                <text:p><text:span text:style-name="T40">TITLE</text:span></text:p>
              </table:table-cell>
              <table:table-cell>
                <text:p><text:span text:style-name="T40">COMPOSER</text:span></text:p>
              </table:table-cell>
              <table:table-cell>
                <text:p><text:span text:style-name="T40">YEAR</text:span></text:p>
              </table:table-cell>
            </table:table-row>
            <table:table-row table:style-name="ro3" table:default-cell-style-name="ce2">
              <table:table-cell>
                <text:p><text:span text:style-name="T41">1</text:span></text:p>
              </table:table-cell>
              <table:table-cell>
                <text:p><text:span text:style-name="T41">Beethoven's Symphony No. 5</text:span></text:p>
              </table:table-cell>
              <table:table-cell>
                <text:p><text:span text:style-name="T41">Ludwig v. Beethoven</text:span></text:p>
              </table:table-cell>
              <table:table-cell>
                <text:p><text:span text:style-name="T41">2005</text:span></text:p>
              </table:table-cell>
            </table:table-row>
            <table:table-row table:style-name="ro3" table:default-cell-style-name="ce2">
              <table:table-cell>
                <text:p><text:span text:style-name="T41">2</text:span></text:p>
              </table:table-cell>
              <table:table-cell>
                <text:p><text:span text:style-name="T41">Forellenquintett</text:span></text:p>
              </table:table-cell>
              <table:table-cell>
                <text:p><text:span text:style-name="T41">Franz Schubert</text:span></text:p>
              </table:table-cell>
              <table:table-cell>
                <text:p><text:span text:style-name="T41">2006</text:span></text:p>
              </table:table-cell>
            </table:table-row>
            <table:table-row table:style-name="ro3" table:default-cell-style-name="ce2">
              <table:table-cell>
                <text:p><text:span text:style-name="T41">3</text:span></text:p>
              </table:table-cell>
              <table:table-cell>
                <text:p><text:span text:style-name="T41">Eine kleine Nachtmusik</text:span></text:p>
              </table:table-cell>
              <table:table-cell>
                <text:p><text:span text:style-name="T41">Wolfgang Amadeus Mozart</text:span></text:p>
              </table:table-cell>
              <table:table-cell>
                <text:p><text:span text:style-name="T41">2005</text:span></text:p>
              </table:table-cell>
            </table:table-row>
            <table:table-row table:style-name="ro3" table:default-cell-style-name="ce2">
              <table:table-cell>
                <text:p><text:span text:style-name="T41">4</text:span></text:p>
              </table:table-cell>
              <table:table-cell>
                <text:p><text:span text:style-name="T41">Entführung aus dem Serail</text:span></text:p>
              </table:table-cell>
              <table:table-cell>
                <text:p><text:span text:style-name="T41">Wolfgang Amadeus Mozart</text:span></text:p>
              </table:table-cell>
              <table:table-cell>
                <text:p><text:span text:style-name="T41">2008</text:span></text:p>
              </table:table-cell>
            </table:table-row>
            <table:table-row table:style-name="ro4" table:default-cell-style-name="ce2">
              <table:table-cell>
                <text:p><text:span text:style-name="T41">...</text:span></text:p>
              </table:table-cell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14" draw:layer="layout" svg:width="5.2cm" svg:height="0.962cm" svg:x="4.9cm" svg:y="17.238cm">
          <draw:text-box>
            <text:p>RECORDINGS</text:p>
          </draw:text-box>
        </draw:frame>
        <draw:frame draw:style-name="standard" draw:layer="layout" svg:width="6.137cm" svg:height="4.766cm" svg:x="9.9cm" svg:y="5.433cm">
          <table:table table:template-name="default" table:use-first-row-styles="true" table:use-banding-rows-styles="true">
            <table:table-column table:style-name="co8"/>
            <table:table-column table:style-name="co8"/>
            <table:table-row table:style-name="ro5" table:default-cell-style-name="ce1">
              <table:table-cell>
                <text:p><text:span text:style-name="T40">REC_ID</text:span></text:p>
              </table:table-cell>
              <table:table-cell>
                <text:p><text:span text:style-name="T40">PER_ID</text:span></text:p>
              </table:table-cell>
            </table:table-row>
            <table:table-row table:style-name="ro5" table:default-cell-style-name="ce2">
              <table:table-cell>
                <text:p><text:span text:style-name="T41">1</text:span></text:p>
              </table:table-cell>
              <table:table-cell>
                <text:p><text:span text:style-name="T41">1</text:span></text:p>
              </table:table-cell>
            </table:table-row>
            <table:table-row table:style-name="ro5" table:default-cell-style-name="ce2">
              <table:table-cell>
                <text:p><text:span text:style-name="T41">1</text:span></text:p>
              </table:table-cell>
              <table:table-cell>
                <text:p><text:span text:style-name="T41">2</text:span></text:p>
              </table:table-cell>
            </table:table-row>
            <table:table-row table:style-name="ro5" table:default-cell-style-name="ce2">
              <table:table-cell>
                <text:p><text:span text:style-name="T41">1</text:span></text:p>
              </table:table-cell>
              <table:table-cell>
                <text:p><text:span text:style-name="T41">3</text:span></text:p>
              </table:table-cell>
            </table:table-row>
            <table:table-row table:style-name="ro5" table:default-cell-style-name="ce2">
              <table:table-cell>
                <text:p><text:span text:style-name="T41">3</text:span></text:p>
              </table:table-cell>
              <table:table-cell>
                <text:p><text:span text:style-name="T41">1</text:span></text:p>
              </table:table-cell>
            </table:table-row>
            <table:table-row table:style-name="ro6" table:default-cell-style-name="ce2">
              <table:table-cell>
                <text:p><text:span text:style-name="T41">...</text:span></text:p>
              </table:table-cell>
              <table:table-cell>
                <text:p><text:span text:style-name="T41">..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14" draw:layer="layout" svg:width="9.879cm" svg:height="0.962cm" svg:x="16.8cm" svg:y="5.438cm">
          <draw:text-box>
            <text:p>RECORDINGS_PERFORMERS</text:p>
          </draw:text-box>
        </draw:frame>
        <draw:line draw:style-name="gr5" draw:text-style-name="P15" draw:layer="layout" svg:x1="11.4cm" svg:y1="6.6cm" svg:x2="2cm" svg:y2="12.8cm">
          <text:p/>
        </draw:line>
        <draw:line draw:style-name="gr5" draw:text-style-name="P15" draw:layer="layout" svg:x1="11.4cm" svg:y1="7.4cm" svg:x2="2cm" svg:y2="12.8cm">
          <text:p/>
        </draw:line>
        <draw:line draw:style-name="gr5" draw:text-style-name="P15" draw:layer="layout" svg:x1="11.4cm" svg:y1="8.2cm" svg:x2="2.091cm" svg:y2="12.776cm">
          <text:p/>
        </draw:line>
        <draw:line draw:style-name="gr5" draw:text-style-name="P15" draw:layer="layout" svg:x1="11.4cm" svg:y1="9cm" svg:x2="2cm" svg:y2="14.6cm">
          <text:p/>
        </draw:line>
        <draw:line draw:style-name="gr5" draw:text-style-name="P15" draw:layer="layout" svg:x1="14.4cm" svg:y1="9cm" svg:x2="17cm" svg:y2="12.8cm">
          <text:p/>
        </draw:line>
        <draw:line draw:style-name="gr5" draw:text-style-name="P15" draw:layer="layout" svg:x1="14.2cm" svg:y1="8.2cm" svg:x2="17cm" svg:y2="14.4cm">
          <text:p/>
        </draw:line>
        <draw:line draw:style-name="gr5" draw:text-style-name="P15" draw:layer="layout" svg:x1="14.2cm" svg:y1="7.4cm" svg:x2="17cm" svg:y2="13.6cm">
          <text:p/>
        </draw:line>
        <draw:line draw:style-name="gr5" draw:text-style-name="P15" draw:layer="layout" svg:x1="14.2cm" svg:y1="6.6cm" svg:x2="17cm" svg:y2="12.8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 Application Demo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0"/></text:p>
            <text:p><text:span text:style-name="T10">MusicService</text:span> is a Play Application with a rather primitive UI. This interface allows the user to …</text:p>
            <text:list text:style-name="L2">
              <text:list-item>
                <text:p>Create, delete, update Performers and Recordings</text:p>
              </text:list-item>
              <text:list-item>
                <text:p>Assign Performers to Recordings or Recordings to Performers and delete these Assignments</text:p>
              </text:list-item>
              <text:list-item>
                <text:p>Query / Search for Performers and Recordings</text:p>
              </text:list-item>
              <text:list-item>
                <text:p>Play Recordin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ny-to-many Relationship in the Slick Table Defini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42"/></text:p>
            <text:p text:style-name="P13"><text:span text:style-name="T42">case class </text:span><text:span text:style-name="T43">RecordingPerformer(recId: Long, perId: Long)</text:span><text:span text:style-name="T43"><text:line-break/></text:span><text:span text:style-name="T43"><text:line-break/></text:span><text:span text:style-name="T43"><text:line-break/></text:span><text:span text:style-name="T44">// Table 'RecordingsPerformers' mapped to case class 'RecordingPerformer' as join table to map</text:span><text:span text:style-name="T44"><text:line-break/></text:span><text:span text:style-name="T44">// the many-to-many relationship between Performers and Recordings</text:span><text:span text:style-name="T44"><text:line-break/></text:span><text:span text:style-name="T44">//</text:span><text:span text:style-name="T44"><text:line-break/></text:span><text:span text:style-name="T42">class </text:span><text:span text:style-name="T43">RecordingsPerformers(tag: </text:span><text:span text:style-name="T45">Tag</text:span><text:span text:style-name="T43">)</text:span><text:span text:style-name="T43"><text:line-break/></text:span><text:span text:style-name="T43"> <text:s text:c="5"/></text:span><text:span text:style-name="T42">extends </text:span><text:span text:style-name="T43">Table[RecordingPerformer](tag, </text:span><text:span text:style-name="T46">"RECORDINGS_PERFORMERS"</text:span><text:span text:style-name="T43">) {</text:span><text:span text:style-name="T43"><text:line-break/></text:span><text:span text:style-name="T43"><text:line-break/></text:span><text:span text:style-name="T43"> <text:s/></text:span><text:span text:style-name="T42">def </text:span><text:span text:style-name="T43">recId: </text:span><text:span text:style-name="T45">Rep</text:span><text:span text:style-name="T43">[Long] = column[Long](</text:span><text:span text:style-name="T46">"REC_ID"</text:span><text:span text:style-name="T43">)</text:span><text:span text:style-name="T43"><text:line-break/></text:span><text:span text:style-name="T43"> <text:s/></text:span><text:span text:style-name="T42">def </text:span><text:span text:style-name="T43">perId: </text:span><text:span text:style-name="T45">Rep</text:span><text:span text:style-name="T43">[Long] = column[Long](</text:span><text:span text:style-name="T46">"PER_ID"</text:span><text:span text:style-name="T43">)</text:span><text:span text:style-name="T43"><text:line-break/></text:span><text:span text:style-name="T43"><text:line-break/></text:span><text:span text:style-name="T43"> <text:s/></text:span><text:span text:style-name="T42">def </text:span><text:span text:style-name="T43">* = (recId, perId) &lt;&gt; (RecordingPerformer.tupled, RecordingPerformer.</text:span><text:span text:style-name="T47">unapply</text:span><text:span text:style-name="T43">)</text:span><text:span text:style-name="T43"><text:line-break/></text:span><text:span text:style-name="T43"> <text:s/></text:span><text:span text:style-name="T42">def </text:span><text:span text:style-name="T43">pk = primaryKey(</text:span><text:span text:style-name="T46">"primaryKey"</text:span><text:span text:style-name="T43">, (recId, perId))</text:span><text:span text:style-name="T43"><text:line-break/></text:span><text:span text:style-name="T43"><text:line-break/></text:span><text:span text:style-name="T43"> <text:s/></text:span><text:span text:style-name="T42">def </text:span><text:span text:style-name="T43">recFK = foreignKey(</text:span><text:span text:style-name="T46">"FK_RECORDINGS"</text:span><text:span text:style-name="T43">, recId, </text:span><text:span text:style-name="T48">TableQuery</text:span><text:span text:style-name="T43">[Recordings])(recording =&gt;</text:span><text:span text:style-name="T43"><text:line-break/></text:span><text:span text:style-name="T43"> <text:s text:c="3"/>recording.id, onDelete=</text:span><text:span text:style-name="T48">ForeignKeyAction</text:span><text:span text:style-name="T43">.Cascade)</text:span><text:span text:style-name="T43"><text:line-break/></text:span><text:span text:style-name="T43"><text:line-break/></text:span><text:span text:style-name="T43"> <text:s/></text:span><text:span text:style-name="T42">def </text:span><text:span text:style-name="T43">perFK = foreignKey(</text:span><text:span text:style-name="T46">"FK_PERFORMERS"</text:span><text:span text:style-name="T43">, perId, </text:span><text:span text:style-name="T48">TableQuery</text:span><text:span text:style-name="T43">[Performers])(performer =&gt;</text:span><text:span text:style-name="T43"><text:line-break/></text:span><text:span text:style-name="T43"> <text:s text:c="3"/>performer.id)</text:span><text:span text:style-name="T43"><text:line-break/></text:span><text:span text:style-name="T43"><text:line-break/></text:span><text:span text:style-name="T43"> <text:s/></text:span><text:span text:style-name="T44">// onUpdate=ForeignKeyAction.Restrict is omitted as this is the default</text:span><text:span text:style-name="T44"><text:line-break/></text:span><text:span text:style-name="T43">}</text:span><text:span text:style-name="T43"><text:line-break/></text:span><text:span text:style-name="T4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suring Referential Integri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  <text:list text:style-name="L2">
              <text:list-item>
                <text:p>Referential Integrity is guaranteed by the definition of a <text:span text:style-name="T11">foreignKey()</text:span> function in the referring table, which allows to navigate to the referred table.</text:p>
              </text:list-item>
              <text:list-item>
                <text:p>You can optionally specify an <text:span text:style-name="T11">onDelete</text:span> action and an <text:span text:style-name="T11">onUpdate</text:span> action, which has one of the following values:</text:p>
              </text:list-item>
            </text:list>
            <text:list text:style-name="L5">
              <text:list-item>
                <text:p text:style-name="P17"><text:span text:style-name="T10">ForeignKeyAction.NoAction</text:span></text:p>
              </text:list-item>
            </text:list>
            <text:list text:style-name="L6">
              <text:list-item>
                <text:p text:style-name="P17"><text:span text:style-name="T10">ForeignKeyAction.Restrict</text:span></text:p>
              </text:list-item>
              <text:list-item>
                <text:p text:style-name="P17"><text:span text:style-name="T10">ForeignKeyAction.Cascade</text:span></text:p>
              </text:list-item>
              <text:list-item>
                <text:p text:style-name="P17"><text:span text:style-name="T10">ForeignKeyAction.SetNull</text:span></text:p>
              </text:list-item>
              <text:list-item>
                <text:p text:style-name="P17"><text:span text:style-name="T10">ForeignKeyAction.SetDefaul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ng and Deleting Relationship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/>
            <text:list text:style-name="L2">
              <text:list-item>
                <text:p>Adding a concrete relationship == Adding an entry into the Mapping Table, if it doesn't already exist.</text:p>
              </text:list-item>
              <text:list-item>
                <text:p>Deleting a concrete relationship == Deleting an entry from the Mapping Table, if it exists.</text:p>
              </text:list-item>
              <text:list-item>
                <text:p>Updates in the Mapping Table do not make much sense. Hence I do not support them im my implement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cm" svg:y="0.837cm" presentation:class="title" presentation:user-transformed="true">
          <draw:text-box>
            <text:p>Traversing many-to-many the Relationship in Queries</text:p>
          </draw:text-box>
        </draw:frame>
        <draw:frame presentation:style-name="pr4" draw:layer="layout" svg:width="25.199cm" svg:height="12.179cm" svg:x="1.066cm" svg:y="4.914cm" presentation:class="outline" presentation:user-transformed="true">
          <draw:text-box>
            <text:p/>
            <text:list text:style-name="L2">
              <text:list-item>
                <text:p>The <text:span text:style-name="T11">Query.join()</text:span> function allows you to perform an inner join on tables.</text:p>
              </text:list-item>
              <text:list-item>
                <text:p>The <text:span text:style-name="T11">Query.on()</text:span> function allows you to perform an inner join on tables.</text:p>
              </text:list-item>
              <text:list-item>
                <text:p>Example:</text:p>
              </text:list-item>
            </text:list>
            <text:p><text:span text:style-name="T40"/></text:p>
            <text:p><text:span text:style-name="T49"><text:s text:c="5"/></text:span><text:span text:style-name="T49">val query = TableQuery[Performers]</text:span><text:span text:style-name="T50"> </text:span><text:span text:style-name="T51">join</text:span><text:span text:style-name="T50"> </text:span><text:span text:style-name="T52">TableQuery[RecordingsPerformers] </text:span><text:span text:style-name="T51">on</text:span><text:span text:style-name="T52"> (_.id === _.perId)</text:span></text:p>
            <text:p><text:span text:style-name="T52"><text:s text:c="5"/></text:span><text:span text:style-name="T52">val future: </text:span><text:span text:style-name="T53">Future[Seq[(Performer, RecordingPerformer)]]</text:span><text:span text:style-name="T52"> = db.run { query.result }</text:span></text:p>
            <text:p><text:span text:style-name="T52"><text:s text:c="5"/></text:span><text:span text:style-name="T52">// Now postprocess this future with filter, map, flatMap etc.</text:span></text:p>
            <text:p><text:span text:style-name="T52"><text:s text:c="5"/></text:span><text:span text:style-name="T52">// Especially filter the result for a specific recording i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nks</text:p>
          </draw:text-box>
        </draw:frame>
        <draw:frame presentation:style-name="pr4" draw:text-style-name="P18" draw:layer="layout" svg:width="25.199cm" svg:height="12.179cm" svg:x="1.4cm" svg:y="4.714cm" presentation:class="outline" presentation:user-transformed="true">
          <draw:text-box>
            <text:p><text:span text:style-name="T54"/></text:p>
            <text:list text:style-name="L2">
              <text:list-item>
                <text:p><text:span text:style-name="T54">Slick Website:</text:span><text:span text:style-name="T54"><text:line-break/></text:span><text:span text:style-name="T54"><text:a xlink:href="http://slick.typesafe.com/doc/3.1.1/" xlink:type="simple">http://slick.typesafe.com/doc/3.1.1/</text:a></text:span></text:p>
              </text:list-item>
              <text:list-item>
                <text:p><text:span text:style-name="T54">Slick Activator Template Website with Tutorial:</text:span><text:span text:style-name="T54"><text:line-break/></text:span><text:span text:style-name="T54"><text:a xlink:href="https://www.typesafe.com/activator/template/hello-slick-3.1" xlink:type="simple">https://www.typesafe.com/activator/template/hello-slick-3.1</text:a></text:span></text:p>
              </text:list-item>
              <text:list-item>
                <text:p><text:span text:style-name="T54">Slick Activator Template Source Code:</text:span><text:span text:style-name="T54"><text:line-break/></text:span><text:span text:style-name="T54"><text:a xlink:href="https://github.com/typesafehub/activator-hello-slick#slick-3.1" xlink:type="simple">https://github.com/typesafehub/activator-hello-slick#slick-3.1</text:a></text:span></text:p>
              </text:list-item>
              <text:list-item>
                <text:p><text:span text:style-name="T54">MusicService Source Code and Slides: </text:span><text:span text:style-name="T54"><text:a xlink:href="https://github.com/hermannhueck/MusicService/tree/master/Services/MusicService-Play-Scala-Slick-NoAuth" xlink:type="simple">https://github.com/hermannhueck/MusicService/tree/master/Services/MusicService-Play-Scala-Slick-NoAuth</text:a></text:span></text:p>
              </text:list-item>
              <text:list-item>
                <text:p><text:span text:style-name="T54">Authors XING Profile:</text:span><text:span text:style-name="T54"><text:line-break/></text:span><text:span text:style-name="T54"><text:a xlink:href="https://www.xing.com/profile/Hermann_Hueck" xlink:type="simple">https://www.xing.com/profile/Hermann_Hueck</text:a></text:span></text:p>
                <text:p><text:span text:style-name="T5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32">
        <office:forms form:automatic-focus="false" form:apply-design-mode="false"/>
        <draw:frame presentation:style-name="pr8" draw:text-style-name="P19" draw:layer="layout" svg:width="25.199cm" svg:height="16.255cm" svg:x="1.4cm" svg:y="0.837cm" presentation:class="subtitle">
          <draw:text-box>
            <text:p text:style-name="P8"><text:span text:style-name="T55">Thank you for listening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32">
        <office:forms form:automatic-focus="false" form:apply-design-mode="false"/>
        <draw:frame presentation:style-name="pr8" draw:text-style-name="P19" draw:layer="layout" svg:width="25.199cm" svg:height="16.255cm" svg:x="1.4cm" svg:y="0.837cm" presentation:class="subtitle">
          <draw:text-box>
            <text:p text:style-name="P8"><text:span text:style-name="T55">Q &amp; 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1" svg:font-family="Menlo"/>
    <style:font-face style:name="Arial Unicode MS1" svg:font-family="'Arial Unicode MS'" style:font-pitch="variable"/>
    <style:font-face style:name="Liberation Sans3" svg:font-family="'Liberation Sans'" style:font-pitch="variable"/>
    <style:font-face style:name="Menlo" svg:font-family="Menlo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solid" draw:fill-color="#94bd5e" draw:opacity="100%" draw:fill-image-width="0cm" draw:fill-image-height="0cm" draw:textarea-vertical-align="middle" draw:shadow="visible" draw:shadow-offset-x="0.2cm" draw:shadow-offset-y="0.2cm" draw:shadow-color="#c0c0c0" draw:shadow-opacity="100%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mann Hueck</meta:initial-creator>
    <meta:creation-date>2016-01-08T06:28:43.454154000</meta:creation-date>
    <meta:generator>LibreOffice/5.0.1.2$MacOSX_X86_64 LibreOffice_project/81898c9f5c0d43f3473ba111d7b351050be20261</meta:generator>
    <dc:date>2016-01-13T14:30:00.278179000</dc:date>
    <dc:creator>Hermann Hueck</dc:creator>
    <meta:editing-duration>PT3H59M47S</meta:editing-duration>
    <meta:editing-cycles>30</meta:editing-cycles>
    <meta:document-statistic meta:object-count="143"/>
  </office:meta>
</office:document-meta>
</file>